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Verdana, Geneva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000000" fo:letter-spacing="normal" fo:font-weight="normal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fo:letter-spacing="normal" fo:font-weight="normal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000000" fo:letter-spacing="normal"/>
    </style:style>
    <style:style style:name="T1" style:family="text">
      <style:text-properties fo:color="#202020" style:font-name="Arial1" fo:font-size="15pt" fo:font-style="normal"/>
    </style:style>
    <style:style style:name="T2" style:family="text">
      <style:text-properties fo:color="#202020" style:font-name="Times New Roman" fo:font-size="15pt" fo:font-style="normal"/>
    </style:style>
    <style:style style:name="T3" style:family="text">
      <style:text-properties fo:color="#202020" style:font-name="Times New Roman" fo:font-size="12pt" fo:font-style="normal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10]<text:tab/>Rodt, Stefan et. al.: CO₂-Emissionsminderung im Verkehr in Deutschland</text:p>
      <text:p text:style-name="P1"><text:tab/><text:tab/>Mögliche Maßnahmen und ihre Minderungspotenziale. Ein Sachstandsbericht des <text:tab/><text:tab/>Umweltbundesamtes. Dessau-Roßlau 2010. Download unter: <text:tab/><text:tab/><text:tab/><text:tab/><text:tab/>&lt;https://www.umweltbundesamt.de/publikationen/co2-emissionsminderung-im-<text:tab/><text:tab/><text:tab/>verkehr-in-deutschland?anfrage=Kennummer&amp;Suchwort=3773&gt; (Aufgerufen am <text:tab/><text:tab/>16.11.2017).</text:p>
      <text:p text:style-name="P1">[UM12]<text:tab/>Umweltbundesamt: Daten zum Verkehr. Ausgabe 2012. Dessau 2012.</text:p>
      <text:p text:style-name="P1">[ER07]<text:tab/>Erlemann, Kai: Objektorientierte mikroskopische Verkehrsflusssimulation. Diss. <text:tab/><text:tab/>Bochum 2007.</text:p>
      <text:p text:style-name="P1">[GO99]<text:tab/>Golisch, Gunnar et. al.: Umweltauswirkungen von <text:tab/><text:tab/><text:tab/><text:tab/><text:tab/><text:tab/><text:tab/>Geschwindigkeitsbeschränkungen. Berlin 1999.</text:p>
      <text:p text:style-name="P1">[BO98]<text:tab/>Bolz, Joachim et. al.: Metzler Physik. 3. Auflage. Hannover 1998.</text:p>
      <text:p text:style-name="P1">[AL13]<text:tab/>Almer, Johannes: Formelsammlung Naturwissenschaften – 2. Fassung. Prien 2013.</text:p>
      <text:p text:style-name="P1">[HA08]<text:tab/>Haken, Karl-Ludwig: Grundlagen der Kraftfahzeugtechnik. München 2008.</text:p>
      <text:p text:style-name="P1">[BA16]<text:tab/>Bayerisches Staatsministerium für Umwelt und Verbraucherschutz: Berechnung der <text:tab/><text:tab/>CO2-Emissionen.</text:p>
      <text:p text:style-name="P1"><text:s text:c="2"/><text:tab/><text:tab/>&lt;https://www.umweltpakt.bayern.de/energie_klima/fachwissen/217/berechnung-co2-<text:tab/><text:tab/>emissionen&gt;, vom 21.06.2016 (Aufgerufen am 11.03.2018).</text:p>
      <text:p text:style-name="P1">[AR10]<text:tab/>Aral Aktiengesellschaft: Dieselkraftstoff – Anforderungen, Qualität, Perspektiven.</text:p>
      <text:p text:style-name="P1"><text:tab/><text:tab/>4. Auflage. Bochum 2010. Download unter: </text:p>
      <text:p text:style-name="P1"><text:tab/><text:tab/>&lt;https://www.fip.de/fileadmin/user_data/downloads/broschuere/Aral-<text:tab/><text:tab/><text:tab/><text:tab/>Dieselkraftstoff.pdf&gt; (Aufgerufen am 11.03.2018).</text:p>
      <text:p text:style-name="P1">[KR17]<text:tab/>Kraftfahrt-Bundesamt: Bestand an Pkw am 1. Januar 2017 nach ausgewählten <text:tab/><text:tab/><text:tab/>Kraftstoffarten.</text:p>
      <text:p text:style-name="P1"><text:tab/><text:tab/>&lt;https://www.kba.de/DE/Statistik/Fahrzeuge/Bestand/Umwelt/2017_b_umwelt_</text:p>
      <text:p text:style-name="P1"><text:tab/><text:tab/>dusl.html?nn=663524&gt; (Aufgerufen am 11.03.2018).</text:p>
      <text:p text:style-name="P1">[FO13]<text:tab/>Focus Online: Durchschnittsgewichte von Neuwagen: Die Last der Welt.</text:p>
      <text:p text:style-name="P1"><text:tab/><text:tab/>&lt;https://www.focus.de/auto/news/durchschnittsgewichte-von-neuwagen-die-last-der-<text:tab/><text:tab/>welt_aid_1162709.html&gt;, vom 19.11.2013 (Aufgerufen am 15.03.2018).</text:p>
      <text:p text:style-name="P3"><text:span text:style-name="T4">[KR18]<text:tab/>Kraftfahrt-Bundesamt: </text:span><text:span text:style-name="T3">Bestand an Kraftfahrzeugen und Kraftfahrzeuganhängern am <text:tab/><text:tab/>1. Januar 2018 nach Bundesländern.</text:span></text:p>
      <text:p text:style-name="P3"><text:span text:style-name="T3"><text:tab/><text:tab/>&lt;https://www.kba.de/DE/Presse/Pressemitteilungen/2018/Fahrzeugbestand/</text:span></text:p>
      <text:p text:style-name="P3"><text:span text:style-name="T3"><text:tab/><text:tab/>pm6_fz_bestand_tab_html.html?nn=1837800&gt; (Aufgerufen am 04.04.2018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Verdana, Geneva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M34S</meta:editing-duration>
    <meta:editing-cycles>8</meta:editing-cycles>
    <meta:generator>OpenOffice/4.1.1$Win32 OpenOffice.org_project/411m6$Build-9775</meta:generator>
    <dc:date>2018-04-04T12:01:41.38</dc:date>
    <dc:creator>Marco Wiedmann</dc:creator>
    <meta:document-statistic meta:table-count="0" meta:image-count="0" meta:object-count="0" meta:page-count="1" meta:paragraph-count="21" meta:word-count="175" meta:character-count="2091"/>
    <meta:user-defined meta:name="Info 1"/>
    <meta:user-defined meta:name="Info 2"/>
    <meta:user-defined meta:name="Info 3"/>
    <meta:user-defined meta:name="Info 4"/>
  </office:meta>
</office:document-meta>
</file>